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320ECC818814749F57D.png" manifest:media-type="image/png"/>
  <manifest:file-entry manifest:full-path="Pictures/100002010000012C0000012C614C1C5AFC085C0A.png" manifest:media-type="image/png"/>
  <manifest:file-entry manifest:full-path="Pictures/10000201000007ED0000011726132DA9089DBE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loext:graphic-properties draw:fill-color="#ffffff"/>
      <style:paragraph-properties fo:margin-top="1.411cm" fo:margin-bottom="0cm" loext:contextual-spacing="false" fo:line-height="100%"/>
      <style:text-properties officeooo:paragraph-rsid="001ae79e"/>
    </style:style>
    <style:style style:name="P2" style:family="paragraph" style:parent-style-name="Standard">
      <loext:graphic-properties draw:fill-color="#ffffff"/>
      <style:paragraph-properties fo:margin-top="0.353cm" fo:margin-bottom="2.54cm" loext:contextual-spacing="false" fo:line-height="100%"/>
    </style:style>
    <style:style style:name="P3" style:family="paragraph" style:parent-style-name="Standard">
      <loext:graphic-properties draw:fill-color="#ffffff"/>
      <style:paragraph-properties fo:margin-top="0.353cm" fo:margin-bottom="0cm" loext:contextual-spacing="false" fo:text-align="end" style:justify-single-word="false"/>
    </style:style>
    <style:style style:name="P4" style:family="paragraph" style:parent-style-name="Standard">
      <loext:graphic-properties draw:fill-color="#ffffff"/>
      <style:paragraph-properties fo:margin-left="-0.026cm" fo:margin-right="0cm" fo:margin-top="0.353cm" fo:margin-bottom="2.54cm" loext:contextual-spacing="false" fo:line-height="100%" fo:text-indent="0cm" style:auto-text-indent="false"/>
    </style:style>
    <style:style style:name="P5" style:family="paragraph" style:parent-style-name="Heading_20_2">
      <style:paragraph-properties fo:margin-left="1.905cm" fo:margin-right="0cm" fo:text-indent="0cm" style:auto-text-indent="false"/>
    </style:style>
    <style:style style:name="P6" style:family="paragraph" style:parent-style-name="Heading_20_1">
      <loext:graphic-properties draw:fill-color="#ffffff"/>
    </style:style>
    <style:style style:name="P7" style:family="paragraph" style:parent-style-name="Heading_20_1">
      <loext:graphic-properties draw:fill-color="#ffffff"/>
      <style:paragraph-properties fo:line-height="100%"/>
    </style:style>
    <style:style style:name="P8" style:family="paragraph" style:parent-style-name="Heading_20_1">
      <loext:graphic-properties draw:fill="solid" draw:fill-color="#ffffff"/>
      <style:paragraph-properties fo:margin-left="0cm" fo:margin-right="0cm" fo:margin-top="0.353cm" fo:margin-bottom="0cm" loext:contextual-spacing="false" fo:line-height="138%" fo:text-indent="0cm" style:auto-text-indent="false" fo:background-color="#ffffff"/>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top="0cm" fo:margin-bottom="0cm" loext:contextual-spacing="false" fo:line-height="100%"/>
      <style:text-properties fo:color="#6d64e8" fo:font-size="20pt" fo:font-weight="bold" style:font-size-asian="20pt" style:font-weight-asian="bold" style:font-size-complex="20pt"/>
    </style:style>
    <style:style style:name="P11" style:family="paragraph" style:parent-style-name="Standard">
      <style:paragraph-properties fo:margin-left="2.54cm" fo:margin-right="0cm" fo:text-indent="0cm" style:auto-text-indent="false"/>
    </style:style>
    <style:style style:name="P12" style:family="paragraph" style:parent-style-name="Standard">
      <style:paragraph-properties fo:margin-left="1.27cm" fo:margin-right="0cm" fo:text-indent="0cm" style:auto-text-indent="false"/>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list-style-name="WWNum3">
      <style:text-properties officeooo:paragraph-rsid="001ae79e"/>
    </style:style>
    <style:style style:name="P15" style:family="paragraph" style:parent-style-name="Standard">
      <style:paragraph-properties fo:margin-top="0cm" fo:margin-bottom="0cm" loext:contextual-spacing="false" fo:line-height="100%"/>
      <style:text-properties fo:color="#434343" fo:font-size="20pt" fo:font-weight="bold" style:font-size-asian="20pt" style:font-weight-asian="bold" style:font-size-complex="20pt"/>
    </style:style>
    <style:style style:name="P16" style:family="paragraph" style:parent-style-name="Standard">
      <style:paragraph-properties fo:margin-top="0cm" fo:margin-bottom="0cm" loext:contextual-spacing="false" fo:line-height="100%"/>
      <style:text-properties fo:color="#434343" fo:font-size="18pt" fo:font-weight="bold" style:font-size-asian="18pt" style:font-weight-asian="bold" style:font-size-complex="18pt"/>
    </style:style>
    <style:style style:name="P17" style:family="paragraph" style:parent-style-name="Standard" style:list-style-name="WWNum2">
      <style:paragraph-properties fo:margin-left="2.54cm" fo:margin-right="0cm" fo:margin-top="0.353cm" fo:margin-bottom="0cm" loext:contextual-spacing="false" fo:text-indent="-0.635cm" style:auto-text-indent="false"/>
    </style:style>
    <style:style style:name="P18" style:family="paragraph" style:parent-style-name="Standard" style:list-style-name="WWNum5">
      <style:paragraph-properties fo:margin-left="2.54cm" fo:margin-right="0cm" fo:margin-top="0.353cm" fo:margin-bottom="0cm" loext:contextual-spacing="false" fo:text-indent="-0.635cm" style:auto-text-indent="false"/>
    </style:style>
    <style:style style:name="P19" style:family="paragraph" style:parent-style-name="Standard" style:list-style-name="WWNum2">
      <style:paragraph-properties fo:margin-left="2.54cm" fo:margin-right="0cm" fo:margin-top="0cm" fo:margin-bottom="0cm" loext:contextual-spacing="false" fo:text-indent="-0.635cm" style:auto-text-indent="false"/>
    </style:style>
    <style:style style:name="P20" style:family="paragraph" style:parent-style-name="Standard" style:list-style-name="WWNum5">
      <style:paragraph-properties fo:margin-left="2.54cm" fo:margin-right="0cm" fo:margin-top="0cm" fo:margin-bottom="0cm" loext:contextual-spacing="false" fo:text-indent="-0.635cm" style:auto-text-indent="false"/>
    </style:style>
    <style:style style:name="P21" style:family="paragraph" style:parent-style-name="Standard" style:list-style-name="WWNum5">
      <style:paragraph-properties fo:margin-left="2.54cm" fo:margin-right="0cm" fo:margin-top="0cm" fo:margin-bottom="0cm" loext:contextual-spacing="false" fo:text-indent="-0.635cm" style:auto-text-indent="false"/>
      <style:text-properties officeooo:paragraph-rsid="0019e6ea"/>
    </style:style>
    <style:style style:name="P22" style:family="paragraph" style:parent-style-name="Standard" style:list-style-name="WWNum5">
      <style:paragraph-properties fo:margin-left="2.54cm" fo:margin-right="0cm" fo:margin-top="0cm" fo:margin-bottom="0cm" loext:contextual-spacing="false" fo:text-indent="-0.635cm" style:auto-text-indent="false"/>
      <style:text-properties style:text-position="0% 100%" officeooo:rsid="001ae79e" officeooo:paragraph-rsid="001ae79e"/>
    </style:style>
    <style:style style:name="P23" style:family="paragraph" style:parent-style-name="Standard" style:list-style-name="WWNum4">
      <style:paragraph-properties fo:margin-left="1.27cm" fo:margin-right="0cm" fo:margin-top="0.353cm" fo:margin-bottom="0cm" loext:contextual-spacing="false" fo:text-indent="-0.635cm" style:auto-text-indent="false"/>
      <style:text-properties officeooo:rsid="001e0fec" officeooo:paragraph-rsid="001e0fec"/>
    </style:style>
    <style:style style:name="P24" style:family="paragraph" style:parent-style-name="Standard" style:list-style-name="WWNum4">
      <style:paragraph-properties fo:margin-left="1.27cm" fo:margin-right="0cm" fo:margin-top="0.353cm" fo:margin-bottom="0cm" loext:contextual-spacing="false" fo:text-indent="-0.635cm" style:auto-text-indent="false"/>
    </style:style>
    <style:style style:name="P25" style:family="paragraph" style:parent-style-name="Standard" style:list-style-name="WWNum4">
      <style:paragraph-properties fo:margin-left="1.27cm" fo:margin-right="0cm" fo:margin-top="0cm" fo:margin-bottom="0cm" loext:contextual-spacing="false" fo:text-indent="-0.635cm" style:auto-text-indent="false"/>
      <style:text-properties officeooo:rsid="001e0fec" officeooo:paragraph-rsid="001e0fec"/>
    </style:style>
    <style:style style:name="P26" style:family="paragraph" style:parent-style-name="Standard" style:list-style-name="WWNum4">
      <style:paragraph-properties fo:margin-left="1.27cm" fo:margin-right="0cm" fo:margin-top="0cm" fo:margin-bottom="0cm" loext:contextual-spacing="false" fo:text-indent="-0.635cm" style:auto-text-indent="false"/>
    </style:style>
    <style:style style:name="P27" style:family="paragraph" style:parent-style-name="Standard" style:list-style-name="WWNum4">
      <style:paragraph-properties fo:margin-left="1.27cm" fo:margin-right="0cm" fo:margin-top="0cm" fo:margin-bottom="0cm" loext:contextual-spacing="false" fo:text-indent="-0.635cm" style:auto-text-indent="false"/>
      <style:text-properties style:text-underline-style="none" officeooo:rsid="001e0fec" officeooo:paragraph-rsid="001e0fec"/>
    </style:style>
    <style:style style:name="P28" style:family="paragraph" style:parent-style-name="Standard" style:list-style-name="WWNum1">
      <style:paragraph-properties fo:margin-left="1.27cm" fo:margin-right="0cm" fo:text-indent="-0.635cm" style:auto-text-indent="false"/>
    </style:style>
    <style:style style:name="P29" style:family="paragraph" style:parent-style-name="Heading_20_1">
      <loext:graphic-properties draw:fill="solid" draw:fill-color="#ffffff"/>
      <style:paragraph-properties fo:margin-left="0cm" fo:margin-right="0cm" fo:margin-top="0.353cm" fo:margin-bottom="0cm" loext:contextual-spacing="false" fo:line-height="138%" fo:text-indent="0cm" style:auto-text-indent="false" fo:background-color="#ffffff"/>
      <style:text-properties fo:color="#666666" fo:font-size="11pt" style:font-size-asian="11pt" style:font-size-complex="11pt"/>
    </style:style>
    <style:style style:name="P30" style:family="paragraph" style:parent-style-name="Heading_20_1" style:list-style-name="WWNum1">
      <style:paragraph-properties fo:margin-left="1.27cm" fo:margin-right="0cm" fo:margin-top="0.353cm" fo:margin-bottom="0cm" loext:contextual-spacing="false" fo:text-indent="-0.635cm" style:auto-text-indent="false"/>
    </style:style>
    <style:style style:name="P31" style:family="paragraph" style:parent-style-name="Heading_20_1" style:list-style-name="WWNum1">
      <style:paragraph-properties fo:margin-left="1.27cm" fo:margin-right="0cm" fo:margin-top="0cm" fo:margin-bottom="0cm" loext:contextual-spacing="false" fo:text-indent="-0.635cm" style:auto-text-indent="false"/>
    </style:style>
    <style:style style:name="P32" style:family="paragraph" style:parent-style-name="Heading_20_2" style:list-style-name="WWNum3"/>
    <style:style style:name="P33" style:family="paragraph" style:parent-style-name="Heading_20_2" style:list-style-name="WWNum3">
      <loext:graphic-properties draw:fill-color="#ffffff"/>
    </style:style>
    <style:style style:name="P34" style:family="paragraph" style:parent-style-name="Heading_20_2" style:list-style-name="WWNum3">
      <style:text-properties officeooo:rsid="001ae79e" officeooo:paragraph-rsid="001ae79e"/>
    </style:style>
    <style:style style:name="P35" style:family="paragraph" style:parent-style-name="Heading_20_2" style:list-style-name="WWNum3">
      <loext:graphic-properties draw:fill-color="#ffffff"/>
      <style:paragraph-properties fo:margin-left="1.27cm" fo:margin-right="0cm" fo:text-indent="-0.635cm" style:auto-text-indent="false"/>
    </style:style>
    <style:style style:name="P36" style:family="paragraph" style:parent-style-name="Title" style:master-page-name="First_20_Page">
      <loext:graphic-properties draw:fill-color="#ffffff"/>
      <style:paragraph-properties fo:margin-top="0.706cm" fo:margin-bottom="0cm" loext:contextual-spacing="false" style:page-number="1"/>
    </style:style>
    <style:style style:name="T1" style:family="text">
      <style:text-properties fo:color="#e01b84" fo:font-size="12pt" style:font-size-asian="12pt" style:font-size-complex="12pt"/>
    </style:style>
    <style:style style:name="T2" style:family="text">
      <style:text-properties fo:color="#e01b84" fo:font-weight="bold" style:font-weight-asian="bold"/>
    </style:style>
    <style:style style:name="T3" style:family="text">
      <style:text-properties fo:color="#e01b84" fo:font-size="10.5pt" fo:font-weight="bold" style:font-size-asian="10.5pt" style:font-weight-asian="bold" style:font-size-complex="10.5pt"/>
    </style:style>
    <style:style style:name="T4" style:family="text">
      <style:text-properties fo:color="#666666" fo:font-size="11pt" style:font-size-asian="11pt" style:font-size-complex="11pt"/>
    </style:style>
    <style:style style:name="T5" style:family="text">
      <style:text-properties fo:color="#666666" fo:font-size="11pt" fo:font-weight="bold" style:font-size-asian="11pt" style:font-weight-asian="bold" style:font-size-complex="11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font-size="12pt" style:font-size-asian="12pt" style:font-size-complex="12pt"/>
    </style:style>
    <style:style style:name="T9" style:family="text">
      <style:text-properties fo:font-size="12pt" officeooo:rsid="0019e6ea" style:font-size-asian="12pt" style:font-size-complex="12pt"/>
    </style:style>
    <style:style style:name="T10" style:family="text">
      <style:text-properties style:text-position="sub 58%" fo:font-size="12pt" style:font-size-asian="12pt" style:font-size-complex="12pt"/>
    </style:style>
    <style:style style:name="T11" style:family="text">
      <style:text-properties style:text-position="sub 58%" fo:font-size="12pt" officeooo:rsid="0019e6ea" style:font-size-asian="12pt" style:font-size-complex="12pt"/>
    </style:style>
    <style:style style:name="T12" style:family="text">
      <style:text-properties style:text-position="sub 58%" fo:font-size="14pt" style:font-size-asian="14pt" style:font-size-complex="14pt"/>
    </style:style>
    <style:style style:name="T13" style:family="text">
      <style:text-properties fo:color="#f8f8f2" style:font-name="Courier New" style:font-name-asian="Courier New1" style:font-name-complex="Courier New1"/>
    </style:style>
    <style:style style:name="T14" style:family="text">
      <style:text-properties fo:color="#005a95" fo:font-size="10.5pt" style:text-underline-style="solid" style:text-underline-width="auto" style:text-underline-color="font-color" fo:font-weight="bold" style:font-size-asian="10.5pt" style:font-weight-asian="bold" style:font-size-complex="10.5pt"/>
    </style:style>
    <style:style style:name="T15" style:family="text">
      <style:text-properties fo:color="#1155cc" style:text-underline-style="solid" style:text-underline-width="auto" style:text-underline-color="font-color"/>
    </style:style>
    <style:style style:name="T16" style:family="text">
      <style:text-properties style:text-position="0% 100%" fo:font-size="12pt" officeooo:rsid="0019e6ea" style:font-size-asian="12pt" style:font-size-complex="12pt"/>
    </style:style>
    <style:style style:name="T17" style:family="text">
      <style:text-properties officeooo:rsid="001ae79e"/>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6jynaot9cbnq"/>Automatic Error Detection (Rule-based)</text:p>
      <text:p text:style-name="P10"/>
      <text:p text:style-name="P15">Submitted to : Dr. Dipti Misra Sharma</text:p>
      <text:p text:style-name="P16">Mentor: Pruthwik Mishra</text:p>
      <text:p text:style-name="Standard">Tanvi Kamble 2018114004</text:p>
      <text:p text:style-name="Standard">E Nikhil 2018114019</text:p>
      <text:p text:style-name="P6"><text:bookmark text:name="_rrar1dgps27e"/>Introduction</text:p>
      <text:p text:style-name="P29"><text:bookmark text:name="_lvry0cnvx78m"/>Part of Speech (hereby referred to as POS) Tags are useful for building parse trees, which are used in building NERs (most named entities are Nouns) and extracting relations between words. </text:p>
      <text:p text:style-name="P29"><text:bookmark text:name="_lvry0cnvx78m1"/>POS tagging is the process of marking up a word in a corpus to a corresponding part of a speech tag, based on its context and definition. This task is not straightforward, as a particular word may have a different part of speech based on the context in which the word is used.</text:p>
      <text:p text:style-name="P8"><text:bookmark text:name="_1dvet7c5gn49"/><text:span text:style-name="T5">.</text:span><text:span text:style-name="T4"> The POS tagging models explored were the Hidden Markov Model, Support Vector Machine, Conditional Random Fields, Long Short Term Memory (LSTM) Networks, Bidirectional <text:s/>LSTM Networks, and Logistic Regression.A Fully Connected Neural Network was used to build the ensemble model, and it achieved an accuracy of 94.02%.</text:span></text:p>
      <text:p text:style-name="P8"><text:bookmark text:name="_lc8q7ehfjv9u"/><text:span text:style-name="T5">Rule-Based Methods — </text:span><text:span text:style-name="T4">Assigns POS tags based on rules. For example, we can have a rule that says, words followed by the word “rahA” or “rahI” must be assigned to a verb. Rule-Based Techniques can be used along with Lexical Based approaches to allow POS Tagging of words that are not present in the training corpus but are there in the testing data.</text:span></text:p>
      <text:p text:style-name="P13"/>
      <text:p text:style-name="Standard"><text:soft-page-break/><text:span text:style-name="T6">The Problem: <text:s/></text:span>There are a few words which have different meanings in different.</text:p>
      <text:p text:style-name="Standard">For eg /kar/ -&gt;tax (noun), and act of doing <text:s/>(verb).</text:p>
      <text:list xml:id="list207947877" text:style-name="WWNum2">
        <text:list-item>
          <text:p text:style-name="P17">vah kAm <text:span text:style-name="T7">kar</text:span> rahA hE. (verb)</text:p>
        </text:list-item>
        <text:list-item>
          <text:p text:style-name="P19">mInA ne is mahIne ka <text:span text:style-name="T7">kar</text:span> nahI BarA. (noun)</text:p>
        </text:list-item>
      </text:list>
      <text:p text:style-name="P11"/>
      <text:p text:style-name="P11">It may be possible that the POS tagger gets confused and marks them incorrectly. </text:p>
      <text:p text:style-name="P11">We have to write a code to check if there is an error. </text:p>
      <text:p text:style-name="P6"><text:bookmark text:name="_baaykjvp6fhf"/>Aim</text:p>
      <text:p text:style-name="Standard">To find if the POS tag assigned to each word in a given test data is correct or not by checking its features with that of the training data set.</text:p>
      <text:p text:style-name="P7"><text:bookmark text:name="_ogp52fyi6djo"/>Goal</text:p>
      <text:p text:style-name="P7"><text:bookmark text:name="_o1cbjofwbpbn"/><text:span text:style-name="T4">To generate a code which has a high accuracy or error detection by checking the actual output with the expected one.</text:span><text:span text:style-name="T2"> <text:s text:c="3"/></text:span></text:p>
      <text:p text:style-name="P6"><text:bookmark text:name="_1pw1ma28yzdz"/>Steps</text:p>
      <text:list xml:id="list2609912938" text:style-name="WWNum3">
        <text:list-item>
          <text:p text:style-name="P33"><text:bookmark text:name="_buwz1tcz7y35"/>Feature Extraction</text:p>
        </text:list-item>
      </text:list>
      <text:p text:style-name="P12">Feature extraction is necessary for the open class words. As their number is infinite so it is not advised to store each and every word separately. <text:s/></text:p>
      <text:p text:style-name="P12">For each word in every sentence feature extraction is done. Each word is given <text:span text:style-name="T17">8</text:span> features namely</text:p>
      <text:p text:style-name="P12"/>
      <text:p text:style-name="P12"/>
      <text:p text:style-name="P12"/>
      <text:p text:style-name="P12"/>
      <text:p text:style-name="P12"/>
      <text:list xml:id="list3619998291" text:style-name="WWNum5">
        <text:list-item>
          <text:p text:style-name="P18"><text:soft-page-break/><text:span text:style-name="T8">W</text:span><text:span text:style-name="T10">0 </text:span><text:span text:style-name="T8"><text:s/>W</text:span><text:span text:style-name="T10">-1</text:span></text:p>
        </text:list-item>
        <text:list-item>
          <text:p text:style-name="P20"><text:span text:style-name="T8">W</text:span><text:span text:style-name="T10">0 </text:span><text:span text:style-name="T8"><text:s/>W</text:span><text:span text:style-name="T10">-1</text:span><text:span text:style-name="T8"> W</text:span><text:span text:style-name="T10">-2</text:span></text:p>
        </text:list-item>
        <text:list-item>
          <text:p text:style-name="P20"><text:span text:style-name="T8">W</text:span><text:span text:style-name="T10">0</text:span><text:span text:style-name="T8"> W</text:span><text:span text:style-name="T10">-</text:span><text:span text:style-name="T11">2</text:span><text:span text:style-name="T8"> </text:span></text:p>
        </text:list-item>
        <text:list-item>
          <text:p text:style-name="P21"><text:span text:style-name="T8">W</text:span><text:span text:style-name="T10">0 </text:span><text:span text:style-name="T8"><text:s/>W</text:span><text:span text:style-name="T10">-1</text:span><text:span text:style-name="T8"> W</text:span><text:span text:style-name="T11">+1 </text:span></text:p>
        </text:list-item>
        <text:list-item>
          <text:p text:style-name="P21"><text:span text:style-name="T8">W</text:span><text:span text:style-name="T10">0</text:span><text:span text:style-name="T8"> W</text:span><text:span text:style-name="T10">+1</text:span><text:span text:style-name="T8"> W</text:span><text:span text:style-name="T11">+2</text:span><text:span text:style-name="T8"> </text:span></text:p>
        </text:list-item>
        <text:list-item>
          <text:p text:style-name="P21"><text:span text:style-name="T8">W</text:span><text:span text:style-name="T10">0</text:span><text:span text:style-name="T8"> </text:span><text:span text:style-name="T16">W</text:span><text:span text:style-name="T10">+1 <text:s/></text:span></text:p>
        </text:list-item>
        <text:list-item>
          <text:p text:style-name="P21"><text:span text:style-name="T8">W</text:span><text:span text:style-name="T10">0</text:span><text:span text:style-name="T8"> </text:span><text:span text:style-name="T9">W</text:span><text:span text:style-name="T11">+2</text:span><text:span text:style-name="T10"> </text:span></text:p>
        </text:list-item>
        <text:list-item>
          <text:p text:style-name="P22"><text:span text:style-name="T8">last three characters of a word(W</text:span><text:span text:style-name="T10">0</text:span><text:span text:style-name="T8">) P</text:span><text:span text:style-name="T10">0</text:span><text:span text:style-name="T8"> </text:span></text:p>
        </text:list-item>
      </text:list>
      <text:p text:style-name="P9"><text:s text:c="7"/>Here ‘W’ denotes the word and ‘P’ denotes pos tag</text:p>
      <text:p text:style-name="P5"/>
      <text:list xml:id="list214935183263122" text:continue-list="list2609912938" text:style-name="WWNum3">
        <text:list-item>
          <text:p text:style-name="P32"><text:bookmark text:name="_mc3204lydx9s"/>Constructing the dictionary</text:p>
        </text:list-item>
      </text:list>
      <text:p text:style-name="P12">The features created in the step 1 <text:span text:style-name="T17">(from 1-7) </text:span>are added to a dictionary <text:span text:style-name="T17">and feature 8 is added to a separate dictionary of suffices</text:span> in addition to the POS tags which do not require feature extraction as those <text:s/>tags have a fixed number of words which do not acquire different POS tags with changing context but stay the same all the time. Thee POS tags are <text:s/>CC_CCD , CC_CCS, PR_PRF, PR_PRL, PR_PRP, PR_PRQ, RD_PUNC and RD_SYM. <text:span text:style-name="T13">:</text:span></text:p>
      <text:p text:style-name="P12"/>
      <text:list xml:id="list214936163803509" text:continue-numbering="true" text:style-name="WWNum3">
        <text:list-item>
          <text:p text:style-name="P35"><text:bookmark text:name="_z96on26nvmmc"/>Writing the code</text:p>
        </text:list-item>
      </text:list>
      <text:p text:style-name="P12">The code basically checks the each word of the test data with training data set dictionary. If the word is found and the POS tags are found to be same then it checks the features. In the <text:span text:style-name="T17">first </text:span>7 features, each feature is checked and if the features are same the variable fi is set to 1 (stating that the ith feature has matched) otherwise it is set to 0. <text:span text:style-name="T17">the suffix of the word is checked in the suffix dictionary and sets f8 = 1 if found. </text:span>If not the correct POS tagger of the word is considered to be NN and the above steps are repeated</text:p>
      <text:p text:style-name="P12">In the end the sum of all f<text:span text:style-name="T12">i</text:span> ‘s are calculated and stored in sum variable. </text:p>
      <text:p text:style-name="P12">If the value of sum variable has a value greater than <text:span text:style-name="T17">1/2/</text:span>3, it means that the POS tag assigned by the POS tagger is correct. The output is 0. (No error detected)</text:p>
      <text:p text:style-name="P12"/>
      <text:p text:style-name="P12"><text:soft-page-break/>If not 1 is printed .</text:p>
      <text:list xml:id="list214935920275524" text:continue-numbering="true" text:style-name="WWNum3">
        <text:list-item>
          <text:p text:style-name="P32"><text:bookmark text:name="_9dlol2jx42rw"/>Calculating the accuracy</text:p>
        </text:list-item>
      </text:list>
      <text:p text:style-name="P12">Finally the output of the code is checked with the expected output or the Gold values and accuracy is calculated.</text:p>
      <text:list xml:id="list214936920723292" text:continue-numbering="true" text:style-name="WWNum3">
        <text:list-item>
          <text:p text:style-name="P34">Result </text:p>
          <text:list>
            <text:list-item>
              <text:p text:style-name="P14">F<text:span text:style-name="T17">or sum &gt;= 1 the accuracy is approximately 82.3 % </text:span></text:p>
            </text:list-item>
            <text:list-item>
              <text:p text:style-name="P14">F<text:span text:style-name="T17">or sum &gt;= 2 the accuracy is approximately 71.7 % </text:span></text:p>
            </text:list-item>
            <text:list-item>
              <text:p text:style-name="P14">F<text:span text:style-name="T17">or sum &gt;= 3 the accuracy is approximately 58.6 % </text:span></text:p>
            </text:list-item>
          </text:list>
        </text:list-item>
      </text:list>
      <text:p text:style-name="Heading_20_1"><text:bookmark text:name="_g4ne67fvqhe"/>Submissions</text:p>
      <text:list xml:id="list689217384" text:style-name="WWNum4">
        <text:list-item>
          <text:p text:style-name="P23">Presentation</text:p>
        </text:list-item>
        <text:list-item>
          <text:p text:style-name="P24">Report</text:p>
        </text:list-item>
        <text:list-item>
          <text:p text:style-name="P25">Code to determine calculate the sum <text:s/>of features per word, detect if the pos tag is correct and calculate accuracy</text:p>
        </text:list-item>
        <text:list-item>
          <text:p text:style-name="P25">Code to make the dictionary of features</text:p>
        </text:list-item>
        <text:list-item>
          <text:p text:style-name="P25">Code to make the dictionary of suffices</text:p>
        </text:list-item>
        <text:list-item>
          <text:p text:style-name="P26">The dictionary of features</text:p>
        </text:list-item>
        <text:list-item>
          <text:p text:style-name="P27">The dictionary of suffices</text:p>
        </text:list-item>
        <text:list-item>
          <text:p text:style-name="P27">Training Data</text:p>
        </text:list-item>
        <text:list-item>
          <text:p text:style-name="P27">Test Data</text:p>
        </text:list-item>
        <text:list-item>
          <text:p text:style-name="P27"><text:s/>BIS (Closed class ) wordlist</text:p>
        </text:list-item>
      </text:list>
      <text:p text:style-name="Heading_20_1"><text:bookmark text:name="_f9k4152neo38"/>References</text:p>
      <text:list xml:id="list3783358348" text:style-name="WWNum1">
        <text:list-item>
          <text:p text:style-name="P30"><text:bookmark text:name="_ohiqwq7qa2ts"/><text:a xlink:type="simple" xlink:href="https://medium.com/analytics-vidhya/pos-tagging-using-conditional-random-fields-92077e5eaa31" text:style-name="ListLabel_20_93" text:visited-style-name="ListLabel_20_93"><text:span text:style-name="ListLabel_20_46"><text:span text:style-name="T14">https://medium.com/analytics-vidhya/pos-tagging-using-conditional-random-fields-92077e5eaa31</text:span></text:span></text:a><text:span text:style-name="T3"> </text:span></text:p>
        </text:list-item>
        <text:list-item>
          <text:p text:style-name="P31"><text:bookmark text:name="_etln697pgd05"/><text:a xlink:type="simple" xlink:href="https://ttic.uchicago.edu/~kgimpel/talks/gimpel+etal.acl11.slides.pdf" text:style-name="ListLabel_20_93" text:visited-style-name="ListLabel_20_93"><text:span text:style-name="ListLabel_20_46"><text:span text:style-name="T14">https://ttic.uchicago.edu/~kgimpel/talks/gimpel+etal.acl11.slides.pdf</text:span></text:span></text:a></text:p>
        </text:list-item>
        <text:list-item>
          <text:p text:style-name="P28"><text:a xlink:type="simple" xlink:href="https://research.iiit.ac.in/service/home/~/?auth=co&amp;loc=en_US&amp;id=2761&amp;part=2" text:style-name="ListLabel_20_94" text:visited-style-name="ListLabel_20_94"><text:span text:style-name="ListLabel_20_47"><text:span text:style-name="T15">https://research.iiit.ac.in/service/home/~/?auth=co&amp;loc=en_US&amp;id=2761&amp;part=2</text:span></text:span></text:a></text:p>
        </text:list-item>
        <text:list-item>
          <text:p text:style-name="P28"><text:a xlink:type="simple" xlink:href="https://research.iiit.ac.in/service/home/~/?auth=co&amp;loc=en_US&amp;id=2761&amp;part=3" text:style-name="ListLabel_20_94" text:visited-style-name="ListLabel_20_94"><text:span text:style-name="ListLabel_20_47"><text:span text:style-name="T15">https://research.iiit.ac.in/service/home/~/?auth=co&amp;loc=en_US&amp;id=2761&amp;part=3</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6cm" fo:margin-right="0cm" fo:margin-top="0.353cm" fo:margin-bottom="0cm" loext:contextual-spacing="false" fo:line-height="138%" fo:text-align="start" style:justify-single-word="false" fo:orphans="0" fo:widows="0" fo:text-indent="0cm" style:auto-text-indent="false" style:writing-mode="lr-tb"/>
      <style:text-properties fo:color="#666666" style:font-name="Roboto" fo:font-family="Roboto" style:font-family-generic="roman" style:font-pitch="variable" fo:font-size="11pt" fo:language="en" fo:country="none" style:letter-kerning="false" style:font-name-asian="Roboto1" style:font-family-asian="Roboto" style:font-family-generic-asian="system" style:font-pitch-asian="variable" style:font-size-asian="11pt" style:language-asian="zh" style:country-asian="CN" style:font-name-complex="Roboto1" style:font-family-complex="Roboto"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 style:class="text">
      <style:paragraph-properties fo:margin-top="0.847cm" fo:margin-bottom="0cm" loext:contextual-spacing="false" fo:line-height="100%"/>
      <style:text-properties fo:color="#000000" fo:font-size="16pt" style:font-size-asian="16pt" style:font-size-complex="16pt"/>
    </style:style>
    <style:style style:name="Heading_20_2" style:display-name="Heading 2" style:family="paragraph" style:next-style-name="Standard" style:default-outline-level="" style:class="text">
      <style:paragraph-properties fo:margin-left="1.27cm" fo:margin-right="0cm" fo:margin-top="0.564cm" fo:margin-bottom="0cm" loext:contextual-spacing="false" fo:line-height="100%" fo:text-indent="-0.635cm" style:auto-text-indent="false"/>
      <style:text-properties fo:color="#000000" fo:font-size="12pt" style:font-size-asian="12pt" style:font-size-complex="12pt"/>
    </style:style>
    <style:style style:name="Heading_20_3" style:display-name="Heading 3" style:family="paragraph"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next-style-name="Standard" style:default-outline-level="" style:class="text">
      <style:paragraph-properties fo:margin-top="0cm" fo:margin-bottom="0cm"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LO-normal" style:family="paragraph" style:default-outline-level="">
      <style:paragraph-properties fo:text-align="start" style:justify-single-word="false" fo:orphans="2" fo:widows="2" style:writing-mode="lr-tb"/>
      <style:text-properties fo:color="#666666" style:font-name="Roboto" fo:font-family="Roboto" style:font-family-generic="roman" style:font-pitch="variable" fo:font-size="11pt" fo:language="en" fo:country="none" style:letter-kerning="false" style:font-name-asian="Roboto1" style:font-family-asian="Roboto" style:font-family-generic-asian="system" style:font-pitch-asian="variable" style:font-size-asian="11pt" style:language-asian="zh" style:country-asian="CN" style:font-name-complex="Roboto1" style:font-family-complex="Roboto"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706cm" fo:margin-bottom="0cm" loext:contextual-spacing="false" fo:line-height="100%"/>
      <style:text-properties fo:color="#283592" fo:font-size="34pt" style:font-size-asian="34pt" style:font-size-complex="34pt"/>
    </style:style>
    <style:style style:name="Subtitle" style:family="paragraph" style:parent-style-name="LO-normal" style:next-style-name="Standard" style:default-outline-level="" style:class="chapter">
      <style:text-properties fo:color="#e01b84"/>
    </style:style>
    <style:style style:name="Header" style:family="paragraph" style:parent-style-name="Standard" style:default-outline-level="" style:class="extra"/>
    <style:style style:name="Footer" style:family="paragraph" style:parent-style-name="Standard" style:default-outline-level="" style:class="extra"/>
    <style:style style:name="ListLabel_20_1" style:display-name="ListLabel 1" style:family="text">
      <style:text-properties fo:font-size="10.5pt" style:text-underline-style="none" fo:font-weight="bold" style:font-size-asian="10.5pt" style:font-weight-asian="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size-asian="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font-size-asian="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5a95" fo:font-size="10.5pt" style:text-underline-style="solid" style:text-underline-width="auto" style:text-underline-color="font-color" fo:font-weight="bold" style:font-size-asian="10.5pt" style:font-weight-asian="bold"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text-underline-style="solid" style:text-underline-width="auto" style:text-underline-color="font-color"/>
    </style:style>
    <style:style style:name="ListLabel_20_48" style:display-name="ListLabel 48" style:family="text">
      <style:text-properties fo:font-size="10.5pt" style:text-underline-style="none" fo:font-weight="bold" style:font-size-asian="10.5pt" style:font-weight-asian="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fo:font-size="12pt" style:text-underline-style="none" style:font-size-asian="12pt"/>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fo:font-size="12pt" style:text-underline-style="none" style:font-size-asian="12pt"/>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fo:color="#005a95" fo:font-size="10.5pt" style:text-underline-style="solid" style:text-underline-width="auto" style:text-underline-color="font-color" fo:font-weight="bold" style:font-size-asian="10.5pt" style:font-weight-asian="bold" style:font-size-complex="10.5pt"/>
    </style:style>
    <style:style style:name="ListLabel_20_94" style:display-name="ListLabel 94" style:family="text">
      <style:text-properties fo:color="#1155c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4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6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6"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ListLabel_20_6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8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8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8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9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top="1.411cm" fo:margin-bottom="0cm" loext:contextual-spacing="false" fo:line-height="100%"/>
      <style:text-properties officeooo:paragraph-rsid="001ae79e"/>
    </style:style>
    <style:style style:name="MP2" style:family="paragraph" style:parent-style-name="Standard">
      <loext:graphic-properties draw:fill-color="#ffffff"/>
      <style:paragraph-properties fo:margin-top="0.353cm" fo:margin-bottom="2.54cm" loext:contextual-spacing="false" fo:line-height="100%"/>
    </style:style>
    <style:style style:name="MP3" style:family="paragraph" style:parent-style-name="Standard">
      <loext:graphic-properties draw:fill-color="#ffffff"/>
      <style:paragraph-properties fo:margin-top="0.353cm" fo:margin-bottom="0cm" loext:contextual-spacing="false" fo:text-align="end" style:justify-single-word="false"/>
    </style:style>
    <style:style style:name="MP4" style:family="paragraph" style:parent-style-name="Standard">
      <loext:graphic-properties draw:fill-color="#ffffff"/>
      <style:paragraph-properties fo:margin-left="-0.026cm" fo:margin-right="0cm" fo:margin-top="0.353cm" fo:margin-bottom="2.54cm" loext:contextual-spacing="false" fo:line-height="100%" fo:text-indent="0cm" style:auto-text-indent="false"/>
    </style:style>
    <style:style style:name="MT1" style:family="text">
      <style:text-properties fo:color="#e01b84" fo:font-size="12pt" style:font-size-asian="12pt" style:font-size-complex="12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1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page-number text:select-page="current">4</text:page-number><draw:frame draw:style-name="Mfr1" draw:name="image3.png" text:anchor-type="char" svg:x="15.901cm" svg:y="-0.185cm" svg:width="3.175cm" svg:height="3.175cm" draw:z-index="6"><draw:image xlink:href="Pictures/100002010000012C0000012C614C1C5AFC085C0A.png" xlink:type="simple" xlink:show="embed" xlink:actuate="onLoad" loext:mime-type="image/png"/><svg:desc>corner graphic</svg:desc></draw:frame><text:span text:style-name="MT1"><text:s/></text:span></text:p>
      </style:header>
      <style:footer>
        <text:p text:style-name="MP2"><draw:frame draw:style-name="Mfr1" draw:name="Image1" text:anchor-type="char" svg:x="-2.566cm" svg:y="0.476cm" svg:width="21.59cm" svg:height="2.946cm" draw:z-index="2"><draw:image xlink:href="Pictures/10000201000007ED0000011726132DA9089DBE98.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1.png" text:anchor-type="char" svg:x="12.726cm" svg:y="-0.185cm" svg:width="6.338cm" svg:height="6.338cm" draw:z-index="7"><draw:image xlink:href="Pictures/100002010000032000000320ECC818814749F57D.png" xlink:type="simple" xlink:show="embed" xlink:actuate="onLoad" loext:mime-type="image/png"/><svg:desc>corner graphic</svg:desc></draw:frame></text:p>
      </style:header>
      <style:footer>
        <text:p text:style-name="MP4"><draw:frame draw:style-name="Mfr1" draw:name="image2.png" text:anchor-type="char" svg:x="-2.566cm" svg:y="0.503cm" svg:width="21.59cm" svg:height="2.946cm" draw:z-index="3"><draw:image xlink:href="Pictures/10000201000007ED0000011726132DA9089DBE98.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9-05-04T21:49:34.689532977</dc:date>
    <meta:editing-cycles>9</meta:editing-cycles>
    <meta:editing-duration>PT23M33S</meta:editing-duration>
    <meta:generator>LibreOffice/6.1.5.2$Linux_X86_64 LibreOffice_project/10$Build-2</meta:generator>
    <meta:document-statistic meta:table-count="0" meta:image-count="4" meta:object-count="0" meta:page-count="4" meta:paragraph-count="63" meta:word-count="804" meta:character-count="4586" meta:non-whitespace-character-count="3836"/>
  </office:meta>
</office:document-meta>
</file>